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06cm" fo:min-width="4.93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3.22cm" fo:min-width="1.42cm" fo:padding-top="0.15cm" fo:padding-bottom="0.15cm" fo:padding-left="0.275cm" fo:padding-right="0.275cm" fo:wrap-option="wrap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3.24cm" fo:min-width="0cm"/>
    </style:style>
    <style:style style:name="gr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7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8.414cm" fo:min-width="2.506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1.82cm" fo:min-width="1.42cm" fo:padding-top="0.15cm" fo:padding-bottom="0.15cm" fo:padding-left="0.275cm" fo:padding-right="0.275cm" fo:wrap-option="wrap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1.81cm" fo:min-width="0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41cm" fo:min-width="0cm"/>
    </style:style>
    <style:style style:name="gr13" style:family="graphic" style:parent-style-name="standard">
      <style:graphic-properties svg:stroke-width="0.05cm" svg:stroke-color="#000000" draw:marker-start-width="0.28cm" draw:marker-end-width="0.28cm" draw:fill-color="#cccccc" draw:textarea-horizontal-align="justify" draw:textarea-vertical-align="middle" draw:auto-grow-height="false" fo:min-height="0.016cm" fo:min-width="1.024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6" style:family="graphic" style:parent-style-name="standard">
      <style:graphic-properties svg:stroke-width="0.05cm" svg:stroke-color="#000000" draw:marker-start-width="0.28cm" draw:marker-end-width="0.28cm" draw:fill-color="#cccccc" draw:textarea-horizontal-align="justify" draw:textarea-vertical-align="middle" draw:auto-grow-height="false" fo:min-height="0.708cm" fo:min-width="1.294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8" style:family="graphic" style:parent-style-name="objectwithoutfill">
      <style:graphic-properties svg:stroke-width="0.05cm" svg:stroke-color="#000000" draw:marker-start="Linienspitzen_20_3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0000" draw:marker-start-width="0.28cm" draw:marker-end="Linienspitzen_20_1" draw:marker-end-width="0.28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99cm"/>
      <style:paragraph-properties style:writing-mode="lr-tb"/>
    </style:style>
    <style:style style:name="gr22" style:family="graphic" style:parent-style-name="objectwithoutfill">
      <style:graphic-properties svg:stroke-color="#000000" draw:fill="none" draw:textarea-vertical-align="middle"/>
    </style:style>
    <style:style style:name="gr23" style:family="graphic" style:parent-style-name="standard">
      <style:graphic-properties svg:stroke-width="0.05cm" svg:stroke-color="#000000" draw:marker-start-width="0.28cm" draw:marker-end-width="0.28cm" draw:fill="solid" draw:fill-color="#cccccc" draw:textarea-horizontal-align="justify" draw:textarea-vertical-align="middle" draw:auto-grow-height="false" fo:min-height="0.718cm" fo:min-width="0cm" fo:padding-top="0.15cm" fo:padding-bottom="0.15cm" fo:padding-left="0.275cm" fo:padding-right="0.275cm"/>
    </style:style>
    <style:style style:name="gr24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5.48cm" svg:height="1.36cm" svg:x="-6.61cm" svg:y="-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5.51cm" svg:height="0.962cm" svg:x="-6.51cm" svg:y="-0.8cm">
            <draw:text-box>
              <text:p>Gegenstand ( <text:s text:c="3"/>)</text:p>
            </draw:text-box>
          </draw:frame>
          <draw:g>
            <svg:title>TexMaths</svg:title>
            <svg:desc>18§latex§$G$§svg§600§TRUE§</svg:desc>
            <draw:g>
              <draw:path draw:style-name="gr3" draw:text-style-name="P3" draw:layer="layout" svg:width="0.444cm" svg:height="0.456cm" svg:x="-2.323cm" svg:y="-0.489cm" svg:viewBox="0 0 445 457" svg:d="M445 7c0-3-2-7-7-7-2 0-2 0-9 7-15 16-30 32-45 49-5-9-34-56-104-56-140 0-280 140-280 285 0 100 68 172 171 172 26 0 55-5 78-14 31-13 44-27 54-40 6 16 24 40 29 40 4 0 2-2 4-2 1-2 9-27 10-40 5-16 9-32 13-48 2-11 5-21 9-32 5-29 7-29 43-31 2 0 9 0 9-12 0-4-2-6-7-6-15 0-52 2-67 2-19 0-68-2-88-2-5 0-12 0-12 13 0 5 5 5 18 5 2 0 20 0 34 2 16 2 20 4 20 13 0 5-7 34-15 57-18 68-98 75-120 75-61 0-127-36-127-132 0-18 7-122 73-205 33-43 94-80 156-80 65 0 101 48 101 122 0 25-2 24-2 30s7 7 11 7c7 0 7-2 11-12 13-53 26-107 39-160z">
                <text:p/>
              </draw:path>
            </draw:g>
          </draw:g>
        </draw:g>
        <draw:custom-shape draw:style-name="gr4" draw:text-style-name="P4" draw:layer="layout" svg:width="1.97cm" svg:height="3.52cm" svg:x="3.55cm" svg:y="6.74cm">
          <text:p/>
          <draw:enhanced-geometry draw:mirror-horizontal="false" draw:glue-point-type="segments" draw:type="mso-spt100" draw:modifiers="-90 90.028604979906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0.25cm" svg:height="3.49cm" svg:x="4.464cm" svg:y="6.7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cm" svg:height="0.725cm" svg:x="27cm" svg:y="1.75cm">
          <draw:text-box>
            <text:p><text:span text:style-name="T1">B</text:span><text:span text:style-name="T1">i</text:span><text:span text:style-name="T1">l</text:span><text:span text:style-name="T1">d</text:span><text:span text:style-name="T1">s</text:span><text:span text:style-name="T1">c</text:span><text:span text:style-name="T1">h</text:span><text:span text:style-name="T1">i</text:span><text:span text:style-name="T1">r</text:span><text:span text:style-name="T1">m</text:span></text:p>
          </draw:text-box>
        </draw:frame>
        <draw:custom-shape draw:style-name="gr7" draw:text-style-name="P4" draw:layer="layout" svg:width="4.25cm" svg:height="12.25cm" svg:x="25.7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4" draw:layer="layout" svg:width="23.389cm" svg:height="2.098cm" draw:transform="skewX (-0.126536370769589) rotate (-2.88764724742462) translate (27.9254350119094cm 2.81861882075827cm)" svg:viewBox="0 0 23390 2099" svg:d="M0 469c7612-201 10403-1589 23390 1630">
          <text:p/>
        </draw:path>
        <draw:path draw:style-name="gr8" draw:text-style-name="P4" draw:layer="layout" svg:width="23.389cm" svg:height="2.098cm" draw:transform="skewX (0.126536370769589) rotate (-0.253945406165175) translate (5.28582512893454cm 8.31529701612004cm)" svg:viewBox="0 0 23390 2099" svg:d="M23390 469c-7612-201-10403-1589-23390 1630">
          <text:p/>
        </draw:path>
        <draw:g>
          <draw:g>
            <draw:custom-shape draw:style-name="gr9" draw:text-style-name="P6" draw:layer="layout" svg:width="0.3cm" svg:height="0.3cm" svg:x="2.365cm" svg:y="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5.194cm" svg:y1="7.759cm" svg:x2="2.644cm" svg:y2="7.759cm">
              <text:p/>
            </draw:line>
            <draw:g>
              <svg:title>TexMaths</svg:title>
              <svg:desc>16§latex§$+$§svg§600§TRUE§</svg:desc>
              <draw:g>
                <draw:path draw:style-name="gr3" draw:text-style-name="P3" draw:layer="layout" svg:width="0.369cm" svg:height="0.37cm" svg:x="1.701cm" svg:y="7.54cm" svg:viewBox="0 0 370 371" svg:d="M196 196c52 0 103 0 155 0 8 0 19 1 19-10 0-10-11-11-19-11-52 0-103 0-155 0 0-52 0-104 0-156 0-8 0-19-11-19s-11 11-11 19c0 52 0 104 0 156-52 0-104 0-156 0-8 0-18 1-18 11 0 11 10 10 18 10 52 0 104 0 156 0 0 52 0 104 0 156 0 8 0 19 11 19s11-11 11-19c0-52 0-104 0-156z">
                  <text:p/>
                </draw:path>
              </draw:g>
            </draw:g>
          </draw:g>
          <draw:g>
            <draw:custom-shape draw:style-name="gr9" draw:text-style-name="P6" draw:layer="layout" svg:width="0.3cm" svg:height="0.3cm" svg:x="2.378cm" svg:y="9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5.207cm" svg:y1="9.209cm" svg:x2="2.657cm" svg:y2="9.209cm">
              <text:p/>
            </draw:line>
            <draw:g>
              <svg:title>TexMaths</svg:title>
              <svg:desc>16§latex§$-$§svg§600§TRUE§</svg:desc>
              <draw:g>
                <draw:path draw:style-name="gr3" draw:text-style-name="P3" draw:layer="layout" svg:width="0.34cm" svg:height="0.021cm" svg:x="1.715cm" svg:y="9.189cm" svg:viewBox="0 0 341 22" svg:d="M322 22c10 0 19 0 19-11s-9-11-19-11c-101 0-202 0-303 0-9 0-19 0-19 11s10 11 19 11c101 0 202 0 303 0z">
                  <text:p/>
                </draw:path>
              </draw:g>
            </draw:g>
          </draw:g>
          <draw:line draw:style-name="gr8" draw:text-style-name="P4" draw:layer="layout" svg:x1="5.18cm" svg:y1="7.77cm" svg:x2="4.68cm" svg:y2="8.02cm">
            <text:p/>
          </draw:line>
          <draw:line draw:style-name="gr8" draw:text-style-name="P4" draw:layer="layout" svg:x1="4.68cm" svg:y1="8cm" svg:x2="5.18cm" svg:y2="8.25cm">
            <text:p/>
          </draw:line>
          <draw:line draw:style-name="gr8" draw:text-style-name="P4" draw:layer="layout" svg:x1="5.18cm" svg:y1="8.25cm" svg:x2="4.68cm" svg:y2="8.5cm">
            <text:p/>
          </draw:line>
          <draw:line draw:style-name="gr8" draw:text-style-name="P4" draw:layer="layout" svg:x1="4.68cm" svg:y1="8.48cm" svg:x2="5.18cm" svg:y2="8.73cm">
            <text:p/>
          </draw:line>
          <draw:line draw:style-name="gr8" draw:text-style-name="P4" draw:layer="layout" svg:x1="5.18cm" svg:y1="8.72cm" svg:x2="4.68cm" svg:y2="8.97cm">
            <text:p/>
          </draw:line>
          <draw:line draw:style-name="gr8" draw:text-style-name="P4" draw:layer="layout" svg:x1="4.68cm" svg:y1="8.95cm" svg:x2="5.18cm" svg:y2="9.2cm">
            <text:p/>
          </draw:line>
        </draw:g>
        <draw:g>
          <draw:line draw:style-name="gr8" draw:text-style-name="P4" draw:layer="layout" svg:x1="6.769cm" svg:y1="7.44cm" svg:x2="4.98cm" svg:y2="7.44cm">
            <text:p/>
          </draw:line>
          <draw:custom-shape draw:style-name="gr10" draw:text-style-name="P4" draw:layer="layout" svg:width="1.97cm" svg:height="2.12cm" svg:x="5.758cm" svg:y="7.44cm">
            <text:p/>
            <draw:enhanced-geometry draw:mirror-horizontal="true" draw:glue-point-type="segments" draw:type="mso-spt100" draw:modifiers="-90 90.028604979906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8" draw:text-style-name="P4" draw:layer="layout" svg:x1="6.77cm" svg:y1="9.56cm" svg:x2="4.981cm" svg:y2="9.56cm">
            <text:p/>
          </draw:line>
          <draw:custom-shape draw:style-name="gr11" draw:text-style-name="P1" draw:layer="layout" svg:width="0.25cm" svg:height="2.06cm" svg:x="6.664cm" svg:y="7.4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25cm" svg:height="0.491cm" draw:transform="rotate (1.5707963267949) translate (7.459cm 8.635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9" draw:text-style-name="P6" draw:layer="layout" svg:width="0.3cm" svg:height="0.3cm" draw:transform="rotate (-1.5707963267949) translate (6.185cm 4.64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6.026cm" svg:y1="7.475cm" svg:x2="6.026cm" svg:y2="4.925cm">
              <text:p/>
            </draw:line>
          </draw:g>
          <draw:g>
            <draw:line draw:style-name="gr8" draw:text-style-name="P4" draw:layer="layout" svg:x1="6.09cm" svg:y1="9.594cm" svg:x2="6.09cm" svg:y2="11.244cm">
              <text:p/>
            </draw:line>
            <draw:line draw:style-name="gr8" draw:text-style-name="P4" draw:layer="layout" svg:x1="5.765cm" svg:y1="11.219cm" svg:x2="6.415cm" svg:y2="11.219cm">
              <text:p/>
            </draw:line>
            <draw:line draw:style-name="gr8" draw:text-style-name="P4" draw:layer="layout" svg:x1="5.865cm" svg:y1="11.38cm" svg:x2="6.315cm" svg:y2="11.38cm">
              <text:p/>
            </draw:line>
            <draw:line draw:style-name="gr8" draw:text-style-name="P4" draw:layer="layout" svg:x1="5.965cm" svg:y1="11.54cm" svg:x2="6.215cm" svg:y2="11.54cm">
              <text:p/>
            </draw:line>
          </draw:g>
        </draw:g>
        <draw:g>
          <draw:custom-shape draw:style-name="gr9" draw:text-style-name="P6" draw:layer="layout" svg:width="0.3cm" svg:height="0.3cm" draw:transform="rotate (-1.5707963267949) translate (9.183cm 4.65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4" draw:layer="layout" svg:x1="9.024cm" svg:y1="7.788cm" svg:x2="9.024cm" svg:y2="4.938cm">
            <text:p/>
          </draw:line>
        </draw:g>
        <draw:g>
          <draw:custom-shape draw:style-name="gr13" draw:text-style-name="P7" draw:layer="layout" svg:width="2.5cm" svg:height="0.5cm" svg:x="13.451cm" svg:y="7.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custom-shape draw:style-name="gr9" draw:text-style-name="P6" draw:layer="layout" svg:width="0.309cm" svg:height="0.3cm" draw:transform="rotate (-1.5707963267949) translate (14.831cm 4.6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14.672cm" svg:y1="7.997cm" svg:x2="14.672cm" svg:y2="4.977cm">
              <text:p/>
            </draw:line>
            <draw:frame draw:style-name="gr14" draw:text-style-name="P8" draw:layer="layout" svg:width="0.25cm" svg:height="0.878cm" svg:x="14.528cm" svg:y="3.7cm">
              <draw:text-box>
                <text:p><text:span text:style-name="T2">~</text:span></text:p>
              </draw:text-box>
            </draw:frame>
          </draw:g>
          <draw:g>
            <draw:line draw:style-name="gr8" draw:text-style-name="P4" draw:layer="layout" svg:x1="14.672cm" svg:y1="9.22cm" svg:x2="14.672cm" svg:y2="11.97cm">
              <text:p/>
            </draw:line>
            <draw:g>
              <draw:line draw:style-name="gr8" draw:text-style-name="P4" draw:layer="layout" svg:x1="14.35cm" svg:y1="11.975cm" svg:x2="15cm" svg:y2="11.975cm">
                <text:p/>
              </draw:line>
              <draw:line draw:style-name="gr8" draw:text-style-name="P4" draw:layer="layout" svg:x1="14.45cm" svg:y1="12.136cm" svg:x2="14.9cm" svg:y2="12.136cm">
                <text:p/>
              </draw:line>
              <draw:line draw:style-name="gr8" draw:text-style-name="P4" draw:layer="layout" svg:x1="14.55cm" svg:y1="12.296cm" svg:x2="14.8cm" svg:y2="12.296cm">
                <text:p/>
              </draw:line>
            </draw:g>
          </draw:g>
          <draw:custom-shape draw:style-name="gr13" draw:text-style-name="P7" draw:layer="layout" svg:width="2.5cm" svg:height="0.5cm" svg:x="13.45cm" svg:y="8.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15" draw:text-style-name="P5" draw:layer="layout" svg:width="3.236cm" svg:height="1.199cm" svg:x="10.914cm" svg:y="1.766cm">
          <draw:text-box>
            <text:p><text:span text:style-name="T1">Ablenkung in x-Richtung</text:span></text:p>
          </draw:text-box>
        </draw:frame>
        <draw:g>
          <draw:custom-shape draw:style-name="gr16" draw:text-style-name="P7" draw:layer="layout" svg:width="1.844cm" svg:height="1.008cm" svg:x="10.396cm" svg:y="7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9" draw:text-style-name="P6" draw:layer="layout" svg:width="0.3cm" svg:height="0.3cm" draw:transform="rotate (-2.0943951023932) translate (12.76cm 3.9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11.293cm" svg:y1="7.972cm" svg:x2="12.568cm" svg:y2="5.764cm">
              <text:p/>
            </draw:line>
            <draw:line draw:style-name="gr8" draw:text-style-name="P4" draw:layer="layout" svg:x1="12.56cm" svg:y1="4.15cm" svg:x2="12.56cm" svg:y2="5.78cm">
              <text:p/>
            </draw:line>
            <draw:g>
              <draw:line draw:style-name="gr17" draw:text-style-name="P4" draw:layer="layout" svg:x1="12.3cm" svg:y1="3.5cm" svg:x2="12.8cm" svg:y2="3.25cm">
                <text:p/>
              </draw:line>
              <draw:line draw:style-name="gr17" draw:text-style-name="P4" draw:layer="layout" svg:x1="12.8cm" svg:y1="3.25cm" svg:x2="12.8cm" svg:y2="3.5cm">
                <text:p/>
              </draw:line>
            </draw:g>
          </draw:g>
        </draw:g>
        <draw:g>
          <draw:custom-shape draw:style-name="gr9" draw:text-style-name="P6" draw:layer="layout" svg:width="0.3cm" svg:height="0.3cm" draw:transform="rotate (-1.5707963267949) translate (3.381cm 4.6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4" draw:layer="layout" svg:x1="3.222cm" svg:y1="7.801cm" svg:x2="3.222cm" svg:y2="4.951cm">
            <text:p/>
          </draw:line>
        </draw:g>
        <draw:line draw:style-name="gr8" draw:text-style-name="P4" draw:layer="layout" svg:x1="3.397cm" svg:y1="4.82cm" svg:x2="4.547cm" svg:y2="4.82cm">
          <text:p/>
        </draw:line>
        <draw:line draw:style-name="gr8" draw:text-style-name="P4" draw:layer="layout" svg:x1="4.797cm" svg:y1="4.82cm" svg:x2="5.877cm" svg:y2="4.82cm">
          <text:p/>
        </draw:line>
        <draw:line draw:style-name="gr8" draw:text-style-name="P4" draw:layer="layout" svg:x1="6.197cm" svg:y1="4.82cm" svg:x2="7.447cm" svg:y2="4.82cm">
          <text:p/>
        </draw:line>
        <draw:line draw:style-name="gr8" draw:text-style-name="P4" draw:layer="layout" svg:x1="7.697cm" svg:y1="4.82cm" svg:x2="8.877cm" svg:y2="4.82cm">
          <text:p/>
        </draw:line>
        <draw:line draw:style-name="gr8" draw:text-style-name="P4" draw:layer="layout" svg:x1="4.6cm" svg:y1="4.57cm" svg:x2="4.6cm" svg:y2="5.07cm">
          <text:p/>
        </draw:line>
        <draw:line draw:style-name="gr17" draw:text-style-name="P4" draw:layer="layout" svg:x1="4.75cm" svg:y1="4.37cm" svg:x2="4.75cm" svg:y2="5.27cm">
          <text:p/>
        </draw:line>
        <draw:line draw:style-name="gr8" draw:text-style-name="P4" draw:layer="layout" svg:x1="7.495cm" svg:y1="4.57cm" svg:x2="7.495cm" svg:y2="5.07cm">
          <text:p/>
        </draw:line>
        <draw:line draw:style-name="gr17" draw:text-style-name="P4" draw:layer="layout" svg:x1="7.645cm" svg:y1="4.37cm" svg:x2="7.645cm" svg:y2="5.27cm">
          <text:p/>
        </draw:line>
        <draw:line draw:style-name="gr18" draw:text-style-name="P4" draw:layer="layout" svg:x1="29.788cm" svg:y1="6.06cm" svg:x2="26.268cm" svg:y2="12.169cm">
          <text:p/>
        </draw:line>
        <draw:line draw:style-name="gr19" draw:text-style-name="P4" draw:layer="layout" svg:x1="28.404cm" svg:y1="8.53cm" svg:x2="28.28cm" svg:y2="2.65cm">
          <text:p/>
        </draw:line>
        <draw:frame draw:style-name="gr20" draw:text-style-name="P5" draw:layer="layout" svg:width="3.963cm" svg:height="1.673cm" draw:transform="rotate (0.785398163397448) translate (13.823cm 3.228cm)">
          <draw:text-box>
            <text:p><text:span text:style-name="T1">Ablenkung in </text:span><text:span text:style-name="T1"><text:line-break/></text:span><text:span text:style-name="T1">y-Richtung (CH1/CH2)</text:span></text:p>
          </draw:text-box>
        </draw:frame>
        <draw:g>
          <svg:title>TexMaths</svg:title>
          <svg:desc>16§latex§$x$§svg§600§TRUE§</svg:desc>
          <draw:g>
            <draw:path draw:style-name="gr3" draw:text-style-name="P3" draw:layer="layout" svg:width="0.276cm" svg:height="0.25cm" svg:x="30.002cm" svg:y="5.742cm" svg:viewBox="0 0 277 251" svg:d="M170 78c4-14 16-65 55-65 3 0 15 0 28 6-16 3-27 18-27 30 0 10 7 19 21 19 13 0 30-9 30-31 0-29-33-37-51-37-33 0-52 29-59 43-14-38-44-43-60-43-58 0-89 71-89 86 0 5 4 5 6 5 5 0 6 0 8-7 19-59 56-71 73-71 11 0 30 4 30 36 0 18-9 54-30 132-8 35-27 57-52 57-4 0-16 0-28-6 15-3 26-14 26-30 0-15-11-19-21-19-16 0-30 14-30 31 0 26 29 37 53 37 36 0 57-38 58-43 7 21 26 43 59 43 58 0 90-71 90-86 0-5-5-5-7-5-5 0-6 2-8 7-17 59-55 71-73 71-22 0-30-17-30-36 0-11 3-24 9-48 7-25 13-51 19-76z">
              <text:p/>
            </draw:path>
          </draw:g>
        </draw:g>
        <draw:g>
          <svg:title>TexMaths</svg:title>
          <svg:desc>16§latex§$y$§svg§600§TRUE§</svg:desc>
          <draw:g>
            <draw:path draw:style-name="gr3" draw:text-style-name="P3" draw:layer="layout" svg:width="0.257cm" svg:height="0.361cm" svg:x="28.503cm" svg:y="3.043cm" svg:viewBox="0 0 258 362" svg:d="M255 35c3-8 3-9 3-14 0-10-8-15-16-15-6 0-14 4-20 12 0 3-5 20-8 30-4 14-7 30-12 45-7 33-15 67-23 100-4 10-28 48-64 48-29 0-35-24-35-45 0-25 9-60 28-110 10-22 12-29 12-40 0-25-18-46-45-46-54 0-75 81-75 86 0 7 6 7 8 7 5 0 5-2 8-12 16-52 38-68 57-68 4 0 13 0 13 17 0 15-5 29-9 40-23 59-32 91-32 117 0 49 35 67 68 67 21 0 40-10 56-26-6 29-14 56-37 86-14 19-35 35-60 35-8 0-34-1-43-24 9 0 16 0 24-6 6-5 11-13 11-22 0-18-15-19-21-19-13 0-30 8-30 35 0 28 24 49 59 49 57 0 115-51 130-115 18-70 36-141 53-212z">
              <text:p/>
            </draw:path>
          </draw:g>
        </draw:g>
        <draw:frame draw:style-name="gr6" draw:text-style-name="P5" draw:layer="layout" svg:width="3.1cm" svg:height="0.725cm" svg:x="0.2cm" svg:y="6.55cm">
          <draw:text-box>
            <text:p><text:span text:style-name="T1">Glühkathode</text:span></text:p>
          </draw:text-box>
        </draw:frame>
        <draw:frame draw:style-name="gr15" draw:text-style-name="P5" draw:layer="layout" svg:width="4cm" svg:height="1.199cm" draw:transform="rotate (0.785398163397448) translate (5.062cm 3.841cm)">
          <draw:text-box>
            <text:p><text:span text:style-name="T1">Fokus (Wehneltzylinder)</text:span></text:p>
          </draw:text-box>
        </draw:frame>
        <draw:frame draw:style-name="gr21" draw:text-style-name="P5" draw:layer="layout" svg:width="1.788cm" svg:height="0.849cm" draw:transform="rotate (0.785398163397448) translate (8.463cm 4.141cm)">
          <draw:text-box>
            <text:p><text:span text:style-name="T1">Anode</text:span></text:p>
          </draw:text-box>
        </draw:frame>
        <draw:line draw:style-name="gr22" draw:text-style-name="P4" draw:layer="layout" svg:x1="1.05cm" svg:y1="8.5cm" svg:x2="9cm" svg:y2="8.5cm">
          <text:p/>
        </draw:line>
        <draw:g>
          <draw:custom-shape draw:style-name="gr23" draw:text-style-name="P9" draw:layer="layout" svg:width="0.5cm" svg:height="1.44cm" svg:x="8.751cm" svg:y="7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0" draw:layer="layout" svg:width="0.1cm" svg:height="0.29cm" svg:x="8.952cm" svg:y="8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2" draw:text-style-name="P4" draw:layer="layout" svg:x1="9.05cm" svg:y1="8.5cm" svg:x2="31cm" svg:y2="8.5cm">
          <text:p/>
        </draw:line>
        <draw:g>
          <draw:custom-shape draw:style-name="gr16" draw:text-style-name="P7" draw:layer="layout" svg:width="1.844cm" svg:height="1.008cm" svg:x="9.85cm" svg:y="8.342cm">
            <text:p/>
            <draw:enhanced-geometry svg:viewBox="0 0 21600 21600" draw:type="rectangle" draw:enhanced-path="M 0 0 L 21600 0 21600 21600 0 21600 0 0 Z N"/>
          </draw:custom-shape>
          <draw:g>
            <draw:line draw:style-name="gr8" draw:text-style-name="P4" draw:layer="layout" svg:x1="10.841cm" svg:y1="8.859cm" svg:x2="9.566cm" svg:y2="11.067cm">
              <text:p/>
            </draw:line>
            <draw:g>
              <draw:line draw:style-name="gr8" draw:text-style-name="P4" draw:layer="layout" svg:x1="9.575cm" svg:y1="11.05cm" svg:x2="9.575cm" svg:y2="11.95cm">
                <text:p/>
              </draw:line>
            </draw:g>
          </draw:g>
        </draw:g>
        <draw:g>
          <draw:line draw:style-name="gr8" draw:text-style-name="P4" draw:layer="layout" svg:x1="9.25cm" svg:y1="11.975cm" svg:x2="9.9cm" svg:y2="11.975cm">
            <text:p/>
          </draw:line>
          <draw:line draw:style-name="gr8" draw:text-style-name="P4" draw:layer="layout" svg:x1="9.35cm" svg:y1="12.136cm" svg:x2="9.8cm" svg:y2="12.136cm">
            <text:p/>
          </draw:line>
          <draw:line draw:style-name="gr8" draw:text-style-name="P4" draw:layer="layout" svg:x1="9.45cm" svg:y1="12.296cm" svg:x2="9.7cm" svg:y2="12.296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12-12T09:17:21.996245053</dc:date>
    <meta:editing-duration>PT2H21M51S</meta:editing-duration>
    <meta:editing-cycles>27</meta:editing-cycles>
    <meta:generator>LibreOffice/7.3.7.2$Linux_X86_64 LibreOffice_project/30$Build-2</meta:generator>
    <meta:document-statistic meta:object-count="109"/>
  </office:meta>
</office:document-meta>
</file>